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582c10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officeooo:paragraph-rsid="0059bd9c" style:font-size-asian="8pt" style:font-size-complex="8pt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officeooo:paragraph-rsid="00582c10" style:font-size-asian="8pt" style:font-size-complex="8pt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officeooo:paragraph-rsid="00615b69" style:font-size-asian="8pt" style:font-size-complex="8pt"/>
    </style:style>
    <style:style style:name="P5" style:family="paragraph" style:parent-style-name="Text_20_body">
      <style:paragraph-properties fo:text-align="start" style:justify-single-word="false"/>
      <style:text-properties officeooo:paragraph-rsid="00582c10"/>
    </style:style>
    <style:style style:name="P6" style:family="paragraph" style:parent-style-name="Title">
      <style:paragraph-properties fo:text-align="start" style:justify-single-word="false"/>
      <style:text-properties officeooo:paragraph-rsid="00582c10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officeooo:paragraph-rsid="00582c10" style:font-size-asian="8pt" style:font-size-complex="8pt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officeooo:rsid="00680b30" officeooo:paragraph-rsid="00680b30" style:font-size-asian="8pt" style:font-size-complex="8pt"/>
    </style:style>
    <style:style style:name="T1" style:family="text">
      <style:text-properties fo:font-variant="normal" fo:text-transform="none" fo:color="#262626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fo:color="#262626" fo:letter-spacing="normal" style:font-name-asian="apple-system" style:font-size-asian="10.5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鬼是是什麼</text:p>
      <text:p text:style-name="P5"/>
      <text:p text:style-name="P2">這世界</text:p>
      <text:p text:style-name="P2">敢講真話的領導人</text:p>
      <text:p text:style-name="P3">或許</text:p>
      <text:p text:style-name="P3">只剩俄羅斯的</text:p>
      <text:p text:style-name="P3">還有川大炮</text:p>
      <text:p text:style-name="P3">里根總理也在聯合國大會提到過</text:p>
      <text:p text:style-name="P3">只是世界的豬都沒當回事</text:p>
      <text:p text:style-name="P3"/>
      <text:p text:style-name="P3">俄羅斯前總理說過</text:p>
      <text:p text:style-name="P3">外星人一直在我們人羣中活動着</text:p>
      <text:p text:style-name="P3">作爲資深豬人</text:p>
      <text:p text:style-name="P3">我以前沒廳明白</text:p>
      <text:p text:style-name="P3">現在才知道</text:p>
      <text:p text:style-name="P3"/>
      <text:p text:style-name="P3">原來鬼就是</text:p>
      <text:p text:style-name="P3">外星人</text:p>
      <text:p text:style-name="P3">就是克隆人</text:p>
      <text:p text:style-name="P3">他們控制着世界的關鍵崗位</text:p>
      <text:p text:style-name="P3">政府</text:p>
      <text:p text:style-name="P3">娛樂宣傳</text:p>
      <text:p text:style-name="P3">教育</text:p>
      <text:p text:style-name="P3">科技</text:p>
      <text:p text:style-name="P3">而讓人一個一個被換掉的</text:p>
      <text:p text:style-name="P3">就是這些能讀腦的</text:p>
      <text:p text:style-name="P3">知心恐怖情人</text:p>
      <text:p text:style-name="P8">以及神祕的綁架</text:p>
      <text:p text:style-name="P8"/>
      <text:p text:style-name="P8">你以爲鐵鏈女</text:p>
      <text:p text:style-name="P8">只有女的嗎</text:p>
      <text:p text:style-name="P8">那是多少個被失蹤的人</text:p>
      <text:p text:style-name="P8">或許</text:p>
      <text:p text:style-name="P8">下一個就是你我</text:p>
      <text:p text:style-name="P8">這世界消失的人</text:p>
      <text:p text:style-name="P8">如螻蟻一般</text:p>
      <text:p text:style-name="P8">無人知曉</text:p>
      <text:p text:style-name="P8">且屍骨無存</text:p>
      <text:p text:style-name="P3"/>
      <text:p text:style-name="P3">智人什麼時候滅絕的</text:p>
      <text:p text:style-name="P3">只有人知道</text:p>
      <text:p text:style-name="P3">而人什麼時候滅絕</text:p>
      <text:p text:style-name="P3">只有鬼知道</text:p>
      <text:p text:style-name="P3"/>
      <text:p text:style-name="P3">天上有明月</text:p>
      <text:p text:style-name="P3">明月有嫦娥</text:p>
      <text:p text:style-name="P3">地上有什麼？</text:p>
      <text:p text:style-name="P3"/>
      <text:p text:style-name="P4">有</text:p>
      <text:p text:style-name="P4">天蓬</text:p>
      <text:p text:style-name="P4">元</text:p>
      <text:p text:style-name="P4">帥</text:p>
      <text:p text:style-name="P1"><text:soft-page-break/></text:p>
      <text:p text:style-name="P5"/>
      <text:p text:style-name="P5"/>
      <text:p text:style-name="P5"><text:span text:style-name="T1">__</text:span><text:line-break/><text:span text:style-name="T2">我不是女兒身，我的波在來人間時早就坍塌了！我是人渣，我怕誰！哈哈哈哈哈哈哈哈哈，畜生</text:span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14T18:41:43.809423478</dc:date>
    <meta:editing-duration>PT2H7M2S</meta:editing-duration>
    <meta:editing-cycles>75</meta:editing-cycles>
    <meta:document-statistic meta:table-count="0" meta:image-count="0" meta:object-count="0" meta:page-count="2" meta:paragraph-count="46" meta:word-count="303" meta:character-count="305" meta:non-whitespace-character-count="304"/>
  </office:meta>
</office:document-meta>
</file>